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d251" officeooo:paragraph-rsid="0019d251"/>
    </style:style>
    <style:style style:name="T1" style:family="text">
      <style:text-properties officeooo:rsid="001ba4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posta da questão 1: <text:span text:style-name="T1">lei de Ahmdal diz respeito ao ganho de performance máximo que um programa pode ter, se uma parte sua for paralelisada.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22:02:52.844000000</meta:creation-date>
    <dc:date>2018-11-12T11:41:12.743947311</dc:date>
    <meta:editing-duration>PT2M47S</meta:editing-duration>
    <meta:editing-cycles>4</meta:editing-cycles>
    <meta:generator>LibreOffice/5.2.7.2$Linux_X86_64 LibreOffice_project/20m0$Build-2</meta:generator>
    <meta:document-statistic meta:table-count="0" meta:image-count="0" meta:object-count="0" meta:page-count="1" meta:paragraph-count="1" meta:word-count="25" meta:character-count="142" meta:non-whitespace-character-count="117"/>
  </office:meta>
</office:document-meta>
</file>